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7.5062in"/>
    </style:style>
    <style:style style:name="Table1" style:family="table" style:master-page-name="MPF0">
      <style:table-properties style:width="7.5062in" style:rel-width="115.48%" fo:margin-left="0in" table:align="left"/>
    </style:style>
    <style:style style:name="TableRow3" style:family="table-row">
      <style:table-row-properties style:row-height="1.8125in"/>
    </style:style>
    <style:style style:name="TableCell4" style:family="table-cell">
      <style:table-cell-properties fo:border="none" style:writing-mode="lr-tb" fo:padding-top="0in" fo:padding-left="0in" fo:padding-bottom="0in" fo:padding-right="0in"/>
    </style:style>
    <style:style style:name="P5" style:parent-style-name="Title" style:family="paragraph">
      <style:paragraph-properties fo:break-before="page" fo:text-align="start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ContactInfo" style:family="paragraph">
      <style:paragraph-properties fo:text-align="start"/>
    </style:style>
    <style:style style:name="P8" style:parent-style-name="ContactInfo" style:family="paragraph">
      <style:paragraph-properties fo:text-align="start"/>
    </style:style>
    <style:style style:name="P9" style:parent-style-name="ContactInfo" style:family="paragraph">
      <style:paragraph-properties fo:text-align="start"/>
    </style:style>
    <style:style style:name="P10" style:parent-style-name="ContactInfo" style:family="paragraph">
      <style:paragraph-properties fo:text-align="start"/>
    </style:style>
    <style:style style:name="P11" style:parent-style-name="ContactInfoEmphasis" style:family="paragraph">
      <style:paragraph-properties fo:text-align="start"/>
    </style:style>
    <style:style style:name="P12" style:parent-style-name="Normal" style:family="paragraph">
      <style:text-properties fo:font-weight="bold" style:font-weight-asian="bold" fo:color="#1D824C"/>
    </style:style>
    <style:style style:name="P13" style:parent-style-name="ContactInfoEmphasis" style:family="paragraph">
      <style:paragraph-properties fo:text-align="start"/>
    </style:style>
    <style:style style:name="TableColumn15" style:family="table-column">
      <style:table-column-properties style:column-width="6.4513in"/>
    </style:style>
    <style:style style:name="Table14" style:family="table">
      <style:table-properties style:width="6.4513in" style:rel-width="99.5%" fo:margin-left="0.05in" table:align="left"/>
    </style:style>
    <style:style style:name="TableRow16" style:family="table-row">
      <style:table-row-properties style:min-row-height="5.2618in"/>
    </style:style>
    <style:style style:name="TableCell17" style:family="table-cell">
      <style:table-cell-properties fo:border-top="none" fo:border-left="0.0312in dotted #BFBFBF" fo:border-bottom="none" fo:border-right="none" style:writing-mode="lr-tb" fo:padding-top="0.15in" fo:padding-left="0.4in" fo:padding-bottom="0in" fo:padding-right="0in"/>
    </style:style>
    <style:style style:name="T18" style:parent-style-name="SubtleReference" style:family="text">
      <style:text-properties style:font-weight-complex="bold" fo:font-size="13pt" style:font-size-asian="13pt" style:font-size-complex="13pt"/>
    </style:style>
    <style:style style:name="P19" style:parent-style-name="Normal" style:family="paragraph">
      <style:text-properties style:font-name-complex="Calibri" style:use-window-font-color="true" fo:font-size="12pt" style:font-size-asian="12pt" style:font-size-complex="12pt" fo:background-color="#FFFFFF"/>
    </style:style>
    <style:style style:name="P20" style:parent-style-name="Normal" style:family="paragraph">
      <style:paragraph-properties style:vertical-align="auto"/>
      <style:text-properties fo:hyphenate="true"/>
    </style:style>
    <style:style style:name="P21" style:parent-style-name="Normal" style:family="paragraph">
      <style:paragraph-properties style:vertical-align="auto"/>
      <style:text-properties fo:hyphenate="true"/>
    </style:style>
    <style:style style:name="T22" style:parent-style-name="SubtleReference" style:family="text">
      <style:text-properties style:font-weight-complex="bold" fo:font-size="13pt" style:font-size-asian="13pt" style:font-size-complex="13pt"/>
    </style:style>
    <style:style style:name="P23" style:parent-style-name="Normal" style:family="paragraph">
      <style:text-properties style:use-window-font-color="true" fo:font-size="12pt" style:font-size-asian="12pt" style:font-size-complex="12pt"/>
    </style:style>
    <style:style style:name="P24" style:parent-style-name="Normal" style:family="paragraph">
      <style:paragraph-properties style:vertical-align="auto"/>
      <style:text-properties fo:hyphenate="true"/>
    </style:style>
    <style:style style:name="P25" style:parent-style-name="Normal" style:family="paragraph">
      <style:paragraph-properties style:vertical-align="auto"/>
      <style:text-properties fo:hyphenate="true"/>
    </style:style>
    <style:style style:name="P26" style:parent-style-name="Normal" style:family="paragraph">
      <style:paragraph-properties style:vertical-align="auto"/>
      <style:text-properties fo:hyphenate="true"/>
    </style:style>
    <style:style style:name="P27" style:parent-style-name="Normal" style:family="paragraph">
      <style:paragraph-properties style:vertical-align="auto"/>
      <style:text-properties fo:hyphenate="true"/>
    </style:style>
    <style:style style:name="T28" style:parent-style-name="SubtleReference" style:family="text">
      <style:text-properties style:font-weight-complex="bold" fo:font-size="13pt" style:font-size-asian="13pt" style:font-size-complex="13pt"/>
    </style:style>
    <style:style style:name="P29" style:parent-style-name="Normal" style:family="paragraph">
      <style:paragraph-properties style:vertical-align="auto"/>
      <style:text-properties style:font-name-complex="Calibri" style:use-window-font-color="true" fo:font-size="12pt" style:font-size-asian="12pt" style:font-size-complex="12pt" fo:background-color="#FFFFFF" fo:hyphenate="true"/>
    </style:style>
    <style:style style:name="P30" style:parent-style-name="Normal" style:family="paragraph">
      <style:paragraph-properties style:vertical-align="auto"/>
      <style:text-properties fo:hyphenate="true"/>
    </style:style>
    <style:style style:name="P31" style:parent-style-name="Normal" style:family="paragraph">
      <style:paragraph-properties style:vertical-align="auto"/>
      <style:text-properties fo:hyphenate="true"/>
    </style:style>
    <style:style style:name="P32" style:parent-style-name="Normal" style:family="paragraph">
      <style:paragraph-properties style:vertical-align="auto"/>
      <style:text-properties fo:hyphenate="true"/>
    </style:style>
    <style:style style:name="T33" style:parent-style-name="SubtleReference" style:family="text">
      <style:text-properties style:font-weight-complex="bold" fo:font-size="13pt" style:font-size-asian="13pt" style:font-size-complex="13pt"/>
    </style:style>
    <style:style style:name="P34" style:parent-style-name="Normal" style:family="paragraph">
      <style:text-properties style:use-window-font-color="true" fo:font-size="12pt" style:font-size-asian="12pt" style:font-size-complex="12pt"/>
    </style:style>
    <style:style style:name="P35" style:parent-style-name="Normal" style:family="paragraph">
      <style:paragraph-properties style:vertical-align="auto"/>
      <style:text-properties fo:hyphenate="true"/>
    </style:style>
    <style:style style:name="P36" style:parent-style-name="Normal" style:family="paragraph">
      <style:paragraph-properties style:vertical-align="auto"/>
      <style:text-properties fo:hyphenate="true"/>
    </style:style>
    <style:style style:name="P37" style:parent-style-name="Normal" style:family="paragraph">
      <style:paragraph-properties style:vertical-align="auto"/>
      <style:text-properties fo:hyphenate="true"/>
    </style:style>
    <style:style style:name="P38" style:parent-style-name="Normal" style:family="paragraph">
      <style:paragraph-properties style:vertical-align="auto"/>
      <style:text-properties fo:hyphenate="true"/>
    </style:style>
    <style:style style:name="T39" style:parent-style-name="SubtleReference" style:family="text">
      <style:text-properties style:font-weight-complex="bold" fo:font-size="13pt" style:font-size-asian="13pt" style:font-size-complex="13pt"/>
    </style:style>
    <style:style style:name="P40" style:parent-style-name="Normal" style:family="paragraph">
      <style:text-properties style:use-window-font-color="true" fo:font-size="12pt" style:font-size-asian="12pt" style:font-size-complex="12pt"/>
    </style:style>
    <style:style style:name="P41" style:parent-style-name="Normal" style:family="paragraph">
      <style:paragraph-properties style:vertical-align="auto"/>
      <style:text-properties fo:hyphenate="true"/>
    </style:style>
    <style:style style:name="P42" style:parent-style-name="Normal" style:family="paragraph">
      <style:paragraph-properties style:vertical-align="auto"/>
      <style:text-properties fo:hyphenate="true"/>
    </style:style>
    <style:style style:name="P43" style:parent-style-name="Normal" style:family="paragraph">
      <style:paragraph-properties style:vertical-align="auto"/>
      <style:text-properties fo:hyphenate="true"/>
    </style:style>
    <style:style style:name="T44" style:parent-style-name="SubtleReference" style:family="text">
      <style:text-properties style:font-weight-complex="bold" fo:font-size="13pt" style:font-size-asian="13pt" style:font-size-complex="13pt"/>
    </style:style>
    <style:style style:name="P45" style:parent-style-name="Normal" style:family="paragraph">
      <style:text-properties style:use-window-font-color="true" fo:font-size="12pt" style:font-size-asian="12pt" style:font-size-complex="12pt"/>
    </style:style>
    <style:style style:name="TableColumn47" style:family="table-column">
      <style:table-column-properties style:column-width="6.6486in"/>
    </style:style>
    <style:style style:name="Table46" style:family="table">
      <style:table-properties style:width="6.6486in" style:rel-width="102.54%" fo:margin-left="0.05in" table:align="left"/>
    </style:style>
    <style:style style:name="TableRow48" style:family="table-row">
      <style:table-row-properties style:min-row-height="5.4388in"/>
    </style:style>
    <style:style style:name="TableCell49" style:family="table-cell">
      <style:table-cell-properties fo:border-top="none" fo:border-left="0.0312in dotted #BFBFBF" fo:border-bottom="none" fo:border-right="none" style:writing-mode="lr-tb" fo:padding-top="0in" fo:padding-left="0.4in" fo:padding-bottom="0in" fo:padding-right="0in"/>
    </style:style>
    <style:style style:name="T50" style:parent-style-name="SubtleReference" style:family="text">
      <style:text-properties style:font-name-asian="Calibri" style:font-weight-complex="bold" fo:text-transform="none" fo:font-size="13pt" style:font-size-asian="13pt" style:font-size-complex="13pt"/>
    </style:style>
    <style:style style:name="T51" style:parent-style-name="SubtleReference" style:family="text">
      <style:text-properties style:font-name-asian="Calibri" style:font-weight-complex="bold" fo:font-size="13pt" style:font-size-asian="13pt" style:font-size-complex="13pt"/>
    </style:style>
    <style:style style:name="T52" style:parent-style-name="SubtleReference" style:family="text">
      <style:text-properties style:font-name-asian="Calibri" style:font-weight-complex="bold" fo:font-size="13pt" style:font-size-asian="13pt" style:font-size-complex="13pt"/>
    </style:style>
    <style:style style:name="T53" style:parent-style-name="DefaultParagraphFont" style:family="text">
      <style:text-properties fo:font-weight="normal" style:font-weight-asian="normal" fo:font-variant="small-caps" fo:color="#1D824C" fo:font-size="12pt" style:font-size-asian="12pt"/>
    </style:style>
    <style:style style:name="T54" style:parent-style-name="SubtleReference" style:family="text">
      <style:text-properties style:font-name-asian="Calibri" style:font-weight-complex="bold" fo:text-transform="none" fo:font-size="13pt" style:font-size-asian="13pt" style:font-size-complex="13pt"/>
    </style:style>
    <style:style style:name="P55" style:parent-style-name="Heading2" style:family="paragraph">
      <style:text-properties fo:font-size="12pt" style:font-size-asian="12pt" style:font-size-complex="12pt"/>
    </style:style>
    <style:style style:name="P56" style:parent-style-name="Normal" style:family="paragraph">
      <style:paragraph-properties style:vertical-align="auto"/>
      <style:text-properties fo:hyphenate="true"/>
    </style:style>
    <style:style style:name="P57" style:parent-style-name="Normal" style:family="paragraph">
      <style:paragraph-properties style:vertical-align="auto"/>
      <style:text-properties fo:hyphenate="true"/>
    </style:style>
    <style:style style:name="P58" style:parent-style-name="Normal" style:family="paragraph">
      <style:paragraph-properties style:vertical-align="auto"/>
      <style:text-properties fo:hyphenate="true"/>
    </style:style>
    <style:style style:name="P59" style:parent-style-name="Normal" style:family="paragraph">
      <style:paragraph-properties style:vertical-align="auto"/>
      <style:text-properties fo:hyphenate="true"/>
    </style:style>
    <style:style style:name="P60" style:parent-style-name="Normal" style:family="paragraph">
      <style:paragraph-properties style:vertical-align="auto"/>
      <style:text-properties fo:hyphenate="true"/>
    </style:style>
    <style:style style:name="P61" style:parent-style-name="Normal" style:family="paragraph">
      <style:paragraph-properties style:vertical-align="auto"/>
      <style:text-properties fo:hyphenate="true"/>
    </style:style>
    <style:style style:name="P62" style:parent-style-name="Normal" style:family="paragraph">
      <style:paragraph-properties style:vertical-align="auto"/>
      <style:text-properties fo:hyphenate="true"/>
    </style:style>
    <style:style style:name="P63" style:parent-style-name="Normal" style:family="paragraph">
      <style:paragraph-properties style:vertical-align="auto"/>
      <style:text-properties fo:hyphenate="true"/>
    </style:style>
    <style:style style:name="P64" style:parent-style-name="Normal" style:family="paragraph">
      <style:paragraph-properties style:vertical-align="auto"/>
      <style:text-properties fo:hyphenate="true"/>
    </style:style>
    <style:style style:name="P65" style:parent-style-name="Normal" style:family="paragraph">
      <style:paragraph-properties style:vertical-align="auto"/>
      <style:text-properties fo:hyphenate="true"/>
    </style:style>
    <style:style style:name="P66" style:parent-style-name="Heading3" style:family="paragraph">
      <style:text-properties fo:font-weight="normal" style:font-weight-asian="normal" style:font-weight-complex="bold" fo:font-size="14pt" style:font-size-asian="14pt" style:font-size-complex="16pt"/>
    </style:style>
    <style:style style:name="TableColumn68" style:family="table-column">
      <style:table-column-properties style:column-width="3.25in"/>
    </style:style>
    <style:style style:name="TableColumn69" style:family="table-column">
      <style:table-column-properties style:column-width="3.25in"/>
    </style:style>
    <style:style style:name="Table67" style:family="table">
      <style:table-properties style:width="6.5in" style:rel-width="100%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TableCell72" style:family="table-cell">
      <style:table-cell-properties fo:border="none" style:writing-mode="lr-tb" fo:padding-top="0in" fo:padding-left="0.25in" fo:padding-bottom="0in" fo:padding-right="0in"/>
    </style:style>
    <style:style style:name="P73" style:parent-style-name="ListBullet" style:family="paragraph">
      <style:paragraph-properties fo:margin-left="0.25in" fo:text-indent="-0.25in">
        <style:tab-stops/>
      </style:paragraph-properties>
    </style:style>
    <style:style style:name="T74" style:parent-style-name="DefaultParagraphFont" style:family="text">
      <style:text-properties style:font-name-complex="Calibri" fo:color="#555555" fo:background-color="#FFFFFF"/>
    </style:style>
    <style:style style:name="T75" style:parent-style-name="DefaultParagraphFont" style:family="text">
      <style:text-properties style:font-name-complex="Calibri" fo:color="#555555" fo:background-color="#FFFFFF"/>
    </style:style>
    <style:style style:name="T76" style:parent-style-name="DefaultParagraphFont" style:family="text">
      <style:text-properties style:font-name-complex="Calibri" fo:color="#555555" fo:background-color="#FFFFFF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Ewan</text:span><text:s/><text:span text:style-name="IntenseEmphasis">MacKerracher</text:span></text:p>
            <text:p text:style-name="P7">03/05/2005</text:p>
            <text:p text:style-name="P8">79 Castlewood Avenue, Coleraine, BT52 1EW</text:p>
            <text:p text:style-name="P9">211 London Road, Liverpool, L3 8JQ</text:p>
            <text:p text:style-name="P10">07835422654</text:p>
            <text:p text:style-name="P11"><text:a xlink:href="mailto:ewanhmack@gmail.com" office:target-frame-name="_top" xlink:show="replace"><text:span text:style-name="Hyperlink">ewanhmack@gmail.com</text:span></text:a></text:p>
            <text:p text:style-name="P12">www.linkedin.com/in/ewan-mack-h355</text:p>
            <text:p text:style-name="P13"/>
          </table:table-cell>
        </table:table-row>
      </table:table>
      <text:h text:style-name="Heading1" text:outline-level="1">Experience</text:h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Normal"><text:span text:style-name="T18">ALCHEMY TECHNOLOGY SERVISE - AUGUST 2019</text:span></text:p>
            <text:p text:style-name="P19">Second Floor, 113-118 Duncreggan Rd, Londonderry BT48 0AA</text:p>
            <text:p text:style-name="P20">- Moved boxes, wired, set up hardware, downloaded software, and booted up all computers throughout the office.</text:p>
            <text:p text:style-name="P21">- Assisted in setting up LAN and WIFI.</text:p>
            <text:p text:style-name="Normal">- Built desks and chairs, set up wall-mounted TVs, and dual-screen monitors.</text:p>
            <text:p text:style-name="Normal"/>
            <text:p text:style-name="Normal"><text:span text:style-name="T22">CRUN - JULY 2016</text:span></text:p>
            <text:p text:style-name="P23">1-5 Brook St, Coleraine BT52 1PW<text:s/></text:p>
            <text:p text:style-name="P24">- Moved boxes, wired, set up hardware, downloaded software, booted up all<text:s/><text:line-break/>computers<text:s/>throughout the office.</text:p>
            <text:p text:style-name="P25">- Assisted in setting up LAN and WIFI.</text:p>
            <text:p text:style-name="P26"/>
            <text:p text:style-name="P27"><text:span text:style-name="T28">ASYLIA – JULY 2021</text:span></text:p>
            <text:p text:style-name="P29">64 Hillsborough Rd, Lisburn BT28 1JJ</text:p>
            <text:p text:style-name="P30">- Assisted customers in fixing laptops and setting up software on laptops and computers.</text:p>
            <text:p text:style-name="P31">- Improved coding experience by working with SVS files.</text:p>
            <text:p text:style-name="P32"/>
            <text:p text:style-name="Normal"><text:span text:style-name="T33">CRANNAGH RESTAURANT - AUGUST 2021 – JANURARY 2022</text:span></text:p>
            <text:p text:style-name="P34">78 Portstewart Rd, Coleraine BT52 1SB</text:p>
            <text:p text:style-name="P35">- Worked as a part-time waiter, taking orders and serving food to customers.</text:p>
            <text:p text:style-name="P36">- Handled customer<text:s/>payments and bookings.</text:p>
            <text:p text:style-name="P37">- Worked functions such as weddings.</text:p>
            <text:p text:style-name="P38"/>
            <text:p text:style-name="Normal"><text:span text:style-name="T39">WILKINSONS SPAR MOUTNSANDEL – MARCH 2022 – DECEMBER 2023</text:span></text:p>
            <text:p text:style-name="P40">1-2, Mountsandel Shopping Centre, Mountsandel Rd, Coleraine BT52 1TE</text:p>
            <text:p text:style-name="P41">- Worked as a part-time retail assistant at the tills, stocked the shop, and assisted customers with their shopping.</text:p>
            <text:p text:style-name="P42">- Worked closing shifts and participated in store closing procedures.</text:p>
            <text:p text:style-name="P43"/>
            <text:p text:style-name="Normal"><text:span text:style-name="T44">MORELLI ICE CREAM – MAY 2024 – AUGUST 2024</text:span></text:p>
            <text:p text:style-name="P45">Unit 27, Sperrin Business Park, Coleraine BT52 2DH</text:p>
            <text:p text:style-name="Normal">- Worked full time as a<text:s/>seasonal<text:s/>factory worker, working in freezers</text:p>
            <text:p text:style-name="Normal">- Made Ice cream, product that were sold, helped restock and deal with orders</text:p>
            <text:p text:style-name="Normal">- Worked with a team to efficiently make batches</text:p>
          </table:table-cell>
        </table:table-row>
      </table:table>
      <text:h text:style-name="Heading1" text:outline-level="1">Education</text:h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h text:style-name="Heading3" text:outline-level="3"><text:span text:style-name="T50">S</text:span><text:span text:style-name="T51">EPTEMBER 2023 – Present</text:span></text:h>
            <text:h text:style-name="Heading3" text:outline-level="3"><text:span text:style-name="T52">Liverpool John Moores Univeristy</text:span></text:h>
            <text:h text:style-name="Heading3" text:outline-level="3"><text:span text:style-name="T53">James Parsons Building, Liverpool</text:span></text:h>
            <text:p text:style-name="Normal">-<text:s/>Degree: Computer Games Development (4-year course)</text:p>
            <text:p text:style-name="Normal">-<text:s/>Current average: 70%</text:p>
            <text:p text:style-name="Normal"/>
            <text:p text:style-name="Normal">-<text:s/>Relevant modules:<text:s/></text:p>
            <text:p text:style-name="Normal">- Web development (81%)</text:p>
            <text:p text:style-name="Normal">- Maths and Graphics (70%)</text:p>
            <text:p text:style-name="Normal">- Data modelling (72%)<text:line-break/><text:line-break/></text:p>
            <text:h text:style-name="Heading3" text:outline-level="3"><text:span text:style-name="T54">SEPTEMBER 2016 – June 2023</text:span></text:h>
            <text:h text:style-name="Heading2" text:outline-level="2"><text:span text:style-name="SubtleReference">Dalriada school</text:span></text:h>
            <text:h text:style-name="P55" text:outline-level="2">St James Street, Ballymoney</text:h>
            <text:p text:style-name="P56">- 3<text:s/>A-Levels:</text:p>
            <text:p text:style-name="P57"><text:s text:c="2"/>- Computer Science - D</text:p>
            <text:p text:style-name="P58"><text:s text:c="2"/>- Digital Technology - B</text:p>
            <text:p text:style-name="P59"><text:s text:c="2"/>- Photography – C</text:p>
            <text:p text:style-name="P60"/>
            <text:p text:style-name="P61">- 10 GCSEs A-D grades including:</text:p>
            <text:p text:style-name="P62">- Maths (A)<text:s/></text:p>
            <text:p text:style-name="P63">- English (B)</text:p>
            <text:p text:style-name="P64">- Computer Science (6)<text:s/></text:p>
            <text:p text:style-name="P65">- Digital Technology (B)</text:p>
            <text:p text:style-name="Normal"/>
            <text:p text:style-name="Normal">Head of Robotics Club – 2021<text:s/>–<text:s/>2023</text:p>
            <text:p text:style-name="Normal"/>
            <text:h text:style-name="P66" text:outline-level="3">September 2009 - June<text:s/>2016</text:h>
            <text:h text:style-name="Heading2" text:outline-level="2"><text:span text:style-name="SubtleReference">Irish Society’S primary school</text:span></text:h>
            <text:h text:style-name="Heading2" text:outline-level="2">3 Rugby Avenue, Coleraine</text:h>
          </table:table-cell>
        </table:table-row>
      </table:table>
      <text:h text:style-name="Heading1" text:outline-level="1">Skills</text:h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list text:style-name="LFO5" text:continue-numbering="true">
              <text:list-item>
                <text:p text:style-name="ListBullet">Good technical skills</text:p>
              </text:list-item>
              <text:list-item>
                <text:p text:style-name="ListBullet">Good at problem solving</text:p>
              </text:list-item>
              <text:list-item>
                <text:p text:style-name="ListBullet">Excel proficient</text:p>
              </text:list-item>
              <text:list-item>
                <text:p text:style-name="ListBullet">Programming skills in multiple languages</text:p>
              </text:list-item>
              <text:list-item>
                <text:p text:style-name="ListBullet">ICDL Certificate</text:p>
              </text:list-item>
            </text:list>
          </table:table-cell>
          <table:table-cell table:style-name="TableCell72">
            <text:list text:style-name="LFO5" text:continue-numbering="true">
              <text:list-item>
                <text:p text:style-name="ListBullet">Adaptive learner</text:p>
              </text:list-item>
              <text:list-item>
                <text:p text:style-name="ListBullet">Can handle stress</text:p>
              </text:list-item>
              <text:list-item>
                <text:p text:style-name="ListBullet">Good at coaching<text:s/>others<text:s/></text:p>
              </text:list-item>
              <text:list-item>
                <text:p text:style-name="ListBullet">Customer service</text:p>
              </text:list-item>
              <text:list-item>
                <text:p text:style-name="ListBullet">Team Player</text:p>
              </text:list-item>
            </text:list>
            <text:p text:style-name="P73"/>
          </table:table-cell>
        </table:table-row>
      </table:table>
      <text:h text:style-name="Heading1" text:outline-level="1">References</text:h>
      <text:p text:style-name="Normal">Dr Ian Walker – Vice Principal of Dalriada School –<text:s/><text:span text:style-name="T74">028 2766 3066</text:span><text:span text:style-name="T75"><text:line-break/></text:span><text:span text:style-name="T76">Wesley Wilkinson – Former Boss at Wilkinsons Spar - 028 7035 7430 – Reference available per reque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margin-top="0.2777in" fo:margin-bottom="0.1388in"/>
      <style:text-properties style:font-name="Georgia" style:font-name-asian="Times New Roman" fo:font-weight="bold" style:font-weight-asian="bold" fo:text-transform="uppercase" fo:color="#262626" fo:font-size="14pt" style:font-size-asian="14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bottom="0.0277in"/>
      <style:text-properties style:font-name-asian="Times New Roman" fo:font-weight="bold" style:font-weight-asian="bold" fo:text-transform="uppercase" fo:color="#1D824C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text-properties style:font-name-asian="Times New Roman" fo:font-weight="bold" style:font-weight-asian="bold" fo:text-transform="uppercase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Georgia" style:font-name-asian="Times New Roman" fo:font-style="italic" style:font-style-asian="italic" style:font-style-complex="italic" fo:color="#156138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Georgia" style:font-name-asian="Times New Roman" fo:color="#156138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Georgia" style:font-name-asian="Times New Roman" fo:color="#0E4025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Georgia" style:font-name-asian="Times New Roman" fo:font-style="italic" style:font-style-asian="italic" style:font-style-complex="italic" fo:color="#0E4025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Georgia" style:font-name-asian="Times New Roman" fo:font-weight="bold" style:font-weight-asian="bold" style:use-window-font-color="true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Georgia" style:font-name-asian="Times New Roman" fo:font-weight="bold" style:font-weight-asian="bold" fo:font-style="italic" style:font-style-asian="italic" style:font-style-complex="italic" style:use-window-font-color="true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acroText" style:display-name="Macro Text" style:family="paragraph">
      <style:paragraph-properties fo:margin-top="0.0555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weight="bold" style:font-weight-asian="bold" fo:color="#0E4125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fo:font-weight="bold" style:font-weight-asian="bold" fo:color="#0E4125" style:font-size-complex="10pt"/>
    </style:style>
    <style:style style:name="Title" style:display-name="Title" style:family="paragraph" style:parent-style-name="Normal">
      <style:paragraph-properties fo:text-align="center"/>
      <style:text-properties style:font-name="Georgia" style:font-name-asian="Times New Roman" fo:text-transform="uppercase" style:letter-kerning="true" fo:font-size="35pt" style:font-size-asian="35pt" style:font-size-complex="28pt" fo:hyphenate="false"/>
    </style:style>
    <style:style style:name="TitleChar" style:display-name="Title Char" style:family="text" style:parent-style-name="DefaultParagraphFont">
      <style:text-properties style:font-name="Georgia" style:font-name-asian="Times New Roman" style:font-name-complex="Times New Roman" fo:text-transform="uppercase" style:letter-kerning="true" fo:font-size="35pt" style:font-size-asian="35pt" style:font-size-complex="28pt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text-align="center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595959"/>
    </style:style>
    <style:style style:name="ContactInfo" style:display-name="Contact Info" style:family="paragraph" style:parent-style-name="Normal">
      <style:paragraph-properties fo:text-align="center"/>
      <style:text-properties fo:hyphenate="false"/>
    </style:style>
    <style:style style:name="Heading1Char" style:display-name="Heading 1 Char" style:family="text" style:parent-style-name="DefaultParagraphFont">
      <style:text-properties style:font-name="Georgia" style:font-name-asian="Times New Roman" style:font-name-complex="Times New Roman" fo:font-weight="bold" style:font-weight-asian="bold" fo:text-transform="uppercase" fo:color="#262626" fo:font-size="14pt" style:font-size-asian="14pt" style:font-size-complex="16pt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fo:text-transform="uppercase" fo:color="#1D824C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font-weight="bold" style:font-weight-asian="bold" fo:text-transform="uppercase" style:font-size-complex="12pt"/>
    </style:style>
    <style:style style:name="SubtleReference" style:display-name="Subtle Reference" style:family="text" style:parent-style-name="DefaultParagraphFont">
      <style:text-properties fo:font-weight="bold" style:font-weight-asian="bold" fo:text-transform="none" fo:font-variant="small-caps" fo:color="#595959"/>
    </style:style>
    <style:style style:name="ListBullet" style:display-name="List Bullet" style:family="paragraph" style:parent-style-name="Normal" style:list-style-name="LFO5">
      <style:text-properties fo:hyphenate="false"/>
    </style:style>
    <style:style style:name="ListNumber" style:display-name="List Number" style:family="paragraph" style:parent-style-name="Normal" style:list-style-name="LFO7">
      <style:text-properties fo:hyphenate="false"/>
    </style:style>
    <style:style style:name="Heading4Char" style:display-name="Heading 4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color="#156138"/>
    </style:style>
    <style:style style:name="Heading8Char" style:display-name="Heading 8 Char" style:family="text" style:parent-style-name="DefaultParagraphFont">
      <style:text-properties style:font-name="Georgia" style:font-name-asian="Times New Roman" style:font-name-complex="Times New Roman" fo:font-weight="bold" style:font-weight-asian="bold" style:use-window-font-color="true" style:font-size-complex="10.5pt"/>
    </style:style>
    <style:style style:name="Heading9Char" style:display-name="Heading 9 Char" style:family="text" style:parent-style-name="DefaultParagraphFont">
      <style:text-properties style:font-name="Georgia" style:font-name-asian="Times New Roman" style:font-name-complex="Times New Roman" fo:font-weight="bold" style:font-weight-asian="bold" fo:font-style="italic" style:font-style-asian="italic" style:font-style-complex="italic" style:use-window-font-color="true" style:font-size-complex="10.5pt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161616" style:font-size-complex="9pt" fo:hyphenate="fals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388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D824C" fo:border-left="none" fo:border-bottom="0.0069in solid #1D824C" fo:border-right="none" fo:padding-top="0.1388in" fo:padding-left="0in" fo:padding-bottom="0.1388in" fo:padding-right="0in" style:shadow="none" fo:text-align="center" fo:margin-top="0.25in" fo:margin-bottom="0.25in"/>
      <style:text-properties fo:font-style="italic" style:font-style-asian="italic" style:font-style-complex="italic" fo:color="#1D824C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D824C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Subtitle" style:display-name="Subtitle" style:family="paragraph" style:parent-style-name="Normal" style:next-style-name="Normal">
      <style:text-properties style:font-name-asian="Times New Roman" fo:color="#5A5A5A" fo:hyphenate="false"/>
    </style:style>
    <style:style style:name="SubtitleChar" style:display-name="Subtitle Char" style:family="text" style:parent-style-name="DefaultParagraphFont">
      <style:text-properties style:font-name-asian="Times New Roman" fo:color="#5A5A5A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Georgia" style:font-name-asian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Heading7Char" style:display-name="Heading 7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color="#0E4025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lockText" style:display-name="Block Text" style:family="paragraph" style:parent-style-name="Normal">
      <style:paragraph-properties fo:border="0.0034in solid #1D824C" fo:padding="0.1388in" style:shadow="#000000 0.0034in 0.0034in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D824C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FirstIndent" style:display-name="Body Text First Indent" style:family="paragraph" style:parent-style-name="BodyText">
      <style:paragraph-properties fo:margin-bottom="0.1111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.1111in" fo:text-indent="0.25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Closing" style:display-name="Closing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E-mailSignature" style:display-name="E-mail Signature" style:family="paragraph" style:parent-style-name="Normal">
      <style:text-properties fo:hyphenate="false"/>
    </style:style>
    <style:style style:name="E-mailSignatureChar" style:display-name="E-mail Signature Char" style:family="text" style:parent-style-name="DefaultParagraphFont"/>
    <style:style style:name="EndnoteReference" style:display-name="Endnote Reference" style:family="text" style:parent-style-name="DefaultParagraphFont">
      <style:text-properties style:text-position="super 63.6%"/>
    </style:style>
    <style:style style:name="EnvelopeAddress" style:display-name="Envelope Address" style:family="paragraph" style:parent-style-name="Normal">
      <style:paragraph-properties fo:margin-left="2in">
        <style:tab-stops/>
      </style:paragraph-properties>
      <style:text-properties style:font-name="Georgia" style:font-name-asian="Times New Roman" fo:font-size="12pt" style:font-size-asian="12pt" style:font-size-complex="12pt" fo:hyphenate="false"/>
    </style:style>
    <style:style style:name="FollowedHyperlink" style:display-name="FollowedHyperlink" style:family="text" style:parent-style-name="DefaultParagraphFont">
      <style:text-properties fo:color="#BF4A27" style:text-underline-type="single" style:text-underline-style="solid" style:text-underline-width="auto" style:text-underline-mode="continuous" style:text-underline-color="font-color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Heading5Char" style:display-name="Heading 5 Char" style:family="text" style:parent-style-name="DefaultParagraphFont">
      <style:text-properties style:font-name="Georgia" style:font-name-asian="Times New Roman" style:font-name-complex="Times New Roman" fo:color="#156138"/>
    </style:style>
    <style:style style:name="Heading6Char" style:display-name="Heading 6 Char" style:family="text" style:parent-style-name="DefaultParagraphFont">
      <style:text-properties style:font-name="Georgia" style:font-name-asian="Times New Roman" style:font-name-complex="Times New Roman" fo:color="#0E4025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2C5C85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Normal" style:next-style-name="Normal" style:auto-update="true">
      <style:paragraph-properties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Georgia" style:font-name-asian="Times New Roman" fo:font-weight="bold" style:font-weight-asian="bold" style:font-weight-complex="bold" fo:hyphenate="false"/>
    </style:style>
    <style:style style:name="IntenseEmphasis" style:display-name="Intense Emphasis" style:family="text" style:parent-style-name="DefaultParagraphFont">
      <style:text-properties fo:font-weight="bold" style:font-weight-asian="bold" style:font-style-complex="italic" fo:color="#262626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Bullet3" style:display-name="List Bullet 3" style:family="paragraph" style:parent-style-name="Normal" style:list-style-name="LFO4">
      <style:text-properties fo:hyphenate="false"/>
    </style:style>
    <style:style style:name="ListBullet4" style:display-name="List Bullet 4" style:family="paragraph" style:parent-style-name="Normal" style:list-style-name="LFO10">
      <style:text-properties fo:hyphenate="false"/>
    </style:style>
    <style:style style:name="ListBullet5" style:display-name="List Bullet 5" style:family="paragraph" style:parent-style-name="Normal" style:list-style-name="LFO11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ListNumber2" style:display-name="List Number 2" style:family="paragraph" style:parent-style-name="Normal" style:list-style-name="LFO6">
      <style:text-properties fo:hyphenate="false"/>
    </style:style>
    <style:style style:name="ListNumber3" style:display-name="List Number 3" style:family="paragraph" style:parent-style-name="Normal" style:list-style-name="LFO8">
      <style:text-properties fo:hyphenate="false"/>
    </style:style>
    <style:style style:name="ListNumber4" style:display-name="List Number 4" style:family="paragraph" style:parent-style-name="Normal" style:list-style-name="LFO12">
      <style:text-properties fo:hyphenate="false"/>
    </style:style>
    <style:style style:name="ListNumber5" style:display-name="List Number 5" style:family="paragraph" style:parent-style-name="Normal" style:list-style-name="LFO13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left="0.75in" fo:text-indent="-0.75in">
        <style:tab-stops/>
      </style:paragraph-properties>
      <style:text-properties style:font-name="Georgia" style:font-name-asian="Times New Roman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Georgia" style:font-name-asian="Times New Roman" style:font-name-complex="Times New Roman" fo:font-size="12pt" style:font-size-asian="12pt" style:font-size-complex="12pt" fo:background-color="transparent"/>
    </style:style>
    <style:style style:name="NoSpacing" style:display-name="No Spacing" style:family="paragraph">
      <style:text-properties fo:hyphenate="false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TableofAuthorities" style:display-name="Table of Authoriti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Georgia" style:font-name-asian="Times New Roman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ContactInfoEmphasis" style:display-name="Contact Info Emphasis" style:family="paragraph" style:parent-style-name="Normal">
      <style:paragraph-properties fo:text-align="center"/>
      <style:text-properties fo:font-weight="bold" style:font-weight-asian="bold" fo:color="#1D824C"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WW_CharLFO1LVL1" style:family="text">
      <style:text-properties style:font-name="Symbol"/>
    </style:style>
    <text:list-style style:name="LFO4" style:display-name="LFO4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1D824C" fo:font-size="12pt" style:font-size-asian="12pt"/>
    </style:style>
    <style:style style:name="WW_CharLFO2LVL2" style:family="text">
      <style:text-properties style:font-name="Courier New" fo:color="#1D824C" fo:font-size="12pt" style:font-size-asian="12pt"/>
    </style:style>
    <style:style style:name="WW_CharLFO2LVL3" style:family="text">
      <style:text-properties style:font-name="Wingdings" fo:color="#1D824C" fo:font-size="12pt" style:font-size-asian="12pt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5" style:display-name="LFO5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</text:list-style>
    <text:list-style style:name="LFO6" style:display-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1D824C" fo:font-size="11pt" style:font-size-asian="11pt"/>
    </style:style>
    <style:style style:name="WW_CharLFO4LVL2" style:family="text">
      <style:text-properties fo:color="#1D824C" fo:font-size="11pt" style:font-size-asian="11pt"/>
    </style:style>
    <style:style style:name="WW_CharLFO4LVL3" style:family="text">
      <style:text-properties fo:color="#1D824C" fo:font-size="11pt" style:font-size-asian="11pt"/>
    </style:style>
    <style:style style:name="WW_CharLFO4LVL4" style:family="text">
      <style:text-properties fo:color="#1D824C" fo:font-size="11pt" style:font-size-asian="11pt"/>
    </style:style>
    <text:list-style style:name="LFO7" style:display-name="LFO7">
      <text:list-level-style-number text:level="1" text:style-name="WW_CharLFO4LVL1" style:num-suffix=")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)" style:num-list-format-name="NLF2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4LVL3" style:num-suffix=")" style:num-list-format-name="NLF2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4LVL4" style:num-prefix="(" style:num-suffix=")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2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8" style:display-name="LFO8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10" style:display-name="LFO10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11" style:display-name="LFO11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 style:display-name="LFO12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 style:display-name="LFO13">
      <text:list-level-style-number text:level="1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in" fo:margin-left="1in" fo:margin-bottom="0.5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2597in"/>
      </style:header-style>
      <style:footer-style>
        <style:header-footer-properties style:dynamic-spacing="true" fo:min-height="0.25in"/>
      </style:footer-style>
    </style:page-layout>
    <style:style style:family="graphic" style:name="a0">
      <style:graphic-properties style:wrap="run-through" style:run-through="background" draw:fill="none" draw:stroke="solid" svg:stroke-width="0.00694in" svg:stroke-color="#595959" svg:stroke-opacity="100%" draw:stroke-linejoin="miter" svg:stroke-linecap="butt" style:horizontal-rel="page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Normal"/>
      </style:header>
      <style:footer>
        <text:p text:style-name="Footer"><text:page-number text:fixed="false">2</text:page-number></text:p>
      </style:footer>
      <style:header-first>
        <text:p text:style-name="Header"><draw:connector draw:type="line" svg:x1="0in" svg:y1="0in" svg:x2="8.5in" svg:y2="0in" draw:z-index="251659264" draw:id="id0" draw:style-name="a0" draw:name="Straight Connector 5" text:anchor-type="paragraph"><svg:title/><svg:desc>Header dividing line</svg:desc></draw:connector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wan</meta:initial-creator>
    <dc:creator>Mackerracher, Ewan</dc:creator>
    <meta:creation-date>2020-12-15T20:43:00Z</meta:creation-date>
    <dc:date>2024-10-04T11:01:00Z</dc:date>
    <meta:template xlink:href="Modern%20chronological%20resume" xlink:type="simple"/>
    <meta:editing-cycles>37</meta:editing-cycles>
    <meta:editing-duration>PT97560S</meta:editing-duration>
    <meta:document-statistic meta:page-count="1" meta:paragraph-count="5" meta:word-count="428" meta:character-count="2866" meta:row-count="20" meta:non-whitespace-character-count="2443"/>
  </office:meta>
</office:document-meta>
</file>